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officeooo:paragraph-rsid="001b36a3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style:font-size-asian="11pt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212121" style:font-name="Roboto Mono" fo:font-size="10.5pt" fo:letter-spacing="normal" fo:font-style="normal" fo:font-weight="normal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21fba9" officeooo:paragraph-rsid="0021fba9" style:font-name-asian="Times New Roman" style:font-size-asian="14pt" style:language-asian="pt" style:country-asian="BR" style:font-style-asian="italic" style:font-weight-asian="bold" style:font-name-complex="Courier New2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1bc07a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21fba9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style:font-name="Courier New" fo:letter-spacing="normal" fo:font-style="normal" fo:font-weight="bold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1fba9"/>
    </style:style>
    <style:style style:name="P14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rsid="0021fba9" officeooo:paragraph-rsid="0021fba9"/>
    </style:style>
    <style:style style:name="P15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 officeooo:rsid="0021fba9" officeooo:paragraph-rsid="0021fba9"/>
    </style:style>
    <style:style style:name="P16" style:family="paragraph" style:parent-style-name="Preformatted_20_Text">
      <style:paragraph-properties fo:line-height="100%" fo:orphans="2" fo:widows="2"/>
      <style:text-properties fo:color="#000000"/>
    </style:style>
    <style:style style:name="P17" style:family="paragraph" style:parent-style-name="Preformatted_20_Text">
      <style:paragraph-properties fo:line-height="100%" fo:orphans="2" fo:widows="2"/>
      <style:text-properties fo:color="#000000" officeooo:rsid="0021fba9" officeooo:paragraph-rsid="0021fba9"/>
    </style:style>
    <style:style style:name="P18" style:family="paragraph">
      <style:paragraph-properties style:writing-mode="lr-tb"/>
      <style:text-properties style:font-name="Chilanka" fo:font-size="24pt"/>
    </style:style>
    <style:style style:name="P19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fo:font-size="11pt"/>
    </style:style>
    <style:style style:name="P22" style:family="paragraph"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36a3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1fba9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5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0" style:family="text">
      <style:text-properties fo:font-variant="normal" fo:text-transform="none" fo:letter-spacing="normal" fo:font-style="normal" fo:font-weight="normal" officeooo:rsid="001a4422" style:font-style-asian="normal" style:font-weight-asian="normal" style:font-weight-complex="bold"/>
    </style:style>
    <style:style style:name="T11" style:family="text">
      <style:text-properties fo:font-variant="normal" fo:text-transform="none" fo:color="#212121" style:font-name="Roboto Mono" fo:font-size="10.5pt" fo:letter-spacing="normal" fo:font-style="normal" fo:font-weight="normal"/>
    </style:style>
    <style:style style:name="T12" style:family="text">
      <style:text-properties fo:font-variant="normal" fo:text-transform="none" fo:color="#212121" style:font-name="Roboto Mono" fo:font-size="10.5pt" fo:letter-spacing="normal" fo:font-style="normal" fo:font-weight="normal" officeooo:rsid="00202708" style:font-style-asian="normal" style:font-weight-asian="normal" style:font-weight-complex="bold"/>
    </style:style>
    <style:style style:name="T13" style:family="text">
      <style:text-properties fo:font-variant="normal" fo:text-transform="none" fo:color="#212121" style:font-name="Roboto Mono" fo:font-size="10.5pt" fo:letter-spacing="normal" fo:language="pt" fo:country="BR" fo:font-style="normal" fo:font-weight="normal" officeooo:rsid="0021fba9" style:letter-kerning="false" style:font-name-asian="Liberation Mono1" style:font-size-asian="10pt" style:language-asian="en" style:country-asian="US" style:font-name-complex="Liberation Mono1" style:font-size-complex="10pt" style:language-complex="ar" style:country-complex="SA"/>
    </style:style>
    <style:style style:name="T14" style:family="text">
      <style:text-properties fo:font-variant="normal" fo:text-transform="none" fo:color="#ff7700" style:font-name="Roboto Mono" fo:font-size="10.5pt" fo:letter-spacing="normal" fo:font-style="normal" fo:font-weight="bold" officeooo:rsid="00202708" style:font-style-asian="normal" style:font-weight-asian="normal" style:font-weight-complex="bold"/>
    </style:style>
    <style:style style:name="T15" style:family="text">
      <style:text-properties fo:font-variant="normal" fo:text-transform="none" style:font-name="Roboto Mono" fo:font-size="10.5pt" fo:letter-spacing="normal" fo:font-style="normal" fo:font-weight="bold"/>
    </style:style>
    <style:style style:name="T16" style:family="text">
      <style:text-properties fo:font-variant="normal" fo:text-transform="none" style:font-name="Roboto Mono" fo:font-size="10.5pt" fo:letter-spacing="normal" fo:font-style="normal" fo:font-weight="bold" officeooo:rsid="00202708" style:font-style-asian="normal" style:font-weight-asian="normal" style:font-weight-complex="bold"/>
    </style:style>
    <style:style style:name="T17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8" style:family="text">
      <style:text-properties fo:font-variant="normal" fo:text-transform="none" style:font-name="Roboto Mono" fo:font-size="10.5pt" fo:letter-spacing="normal" fo:font-style="normal" fo:font-weight="normal" officeooo:rsid="00202708" style:font-style-asian="normal" style:font-weight-asian="normal" style:font-weight-complex="bold"/>
    </style:style>
    <style:style style:name="T19" style:family="text">
      <style:text-properties fo:font-variant="normal" fo:text-transform="none" style:font-name="Roboto Mono" fo:font-size="10.5pt" fo:letter-spacing="normal" fo:language="pt" fo:country="BR" fo:font-style="normal" fo:font-weight="normal" officeooo:rsid="0021fba9" style:letter-kerning="false" style:font-name-asian="Liberation Mono1" style:font-size-asian="10pt" style:language-asian="en" style:country-asian="US" style:font-name-complex="Liberation Mono1" style:font-size-complex="10pt" style:language-complex="ar" style:country-complex="SA"/>
    </style:style>
    <style:style style:name="T20" style:family="text">
      <style:text-properties fo:color="#ff7700" style:font-name="Roboto Mono" fo:font-size="10.5pt" fo:font-style="normal" fo:font-weight="bold"/>
    </style:style>
    <style:style style:name="T21" style:family="text">
      <style:text-properties style:font-name="Roboto Mono" fo:font-size="10.5pt" fo:font-style="normal" fo:font-weight="normal"/>
    </style:style>
    <style:style style:name="T22" style:family="text">
      <style:text-properties style:font-name="Roboto Mono" fo:font-size="10.5pt" fo:font-style="normal" fo:font-weight="bold"/>
    </style:style>
    <style:style style:name="T23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21cm" fo:min-width="0.91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24cm" fo:min-width="1.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416cm" fo:min-width="0.59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fill="none" draw:textarea-vertical-align="middle" draw:auto-grow-height="false" fo:min-height="3.268cm" fo:min-width="0.2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textarea-horizontal-align="justify" draw:textarea-vertical-align="middle" draw:auto-grow-height="false" fo:min-height="1.931cm" fo:min-width="9.1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vertical-align="middle" draw:auto-grow-height="false" fo:min-height="2.722cm" fo:min-width="0.2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0" draw:name="Figura1" draw:style-name="gr10" draw:text-style-name="P24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" draw:style-name="gr1" draw:text-style-name="P19" svg:width="0.941cm" svg:height="0.745cm" svg:x="18.094cm" svg:y="0.074cm"><text:p text:style-name="P18"><text:span text:style-name="T23">83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into fluir</text:p>
      <text:p text:style-name="P1"/>
      <text:p text:style-name="P5"/>
      <text:p text:style-name="P3"><text:bookmark text:name="cifra_tom"/><text:span text:style-name="T5">Tom</text:span><text:span text:style-name="T6">: </text:span><text:span text:style-name="Internet_20_link"><text:span text:style-name="T1">B</text:span></text:span></text:p>
      <text:p text:style-name="P4"><text:span text:style-name="Internet_20_link"><text:span text:style-name="T3">Capotraste na </text:span></text:span><text:span text:style-name="Internet_20_link"><text:span text:style-name="T4">2</text:span></text:span><text:span text:style-name="Internet_20_link"><text:span text:style-name="T3">ª</text:span></text:span><text:span text:style-name="Internet_20_link"><text:span text:style-name="T2"> casa</text:span></text:span></text:p>
      <text:p text:style-name="P2"/>
      <text:p text:style-name="P2"><text:bookmark text:name="cifra_afi"/><text:bookmark text:name="cifra_capo"/></text:p>
      <text:p text:style-name="P9"><text:span text:style-name="T8">Intro</text:span><text:span text:style-name="T9">: </text:span><text:span text:style-name="T10"><text:s/></text:span><text:span text:style-name="T16">D9</text:span><text:span text:style-name="T18"> <text:s/></text:span><text:span text:style-name="T16">A9</text:span></text:p>
      <text:p text:style-name="P8"><draw:line text:anchor-type="paragraph" draw:z-index="1" draw:name="Forma3" draw:style-name="gr9" draw:text-style-name="P24" svg:x1="19.96cm" svg:y1="-33.362cm" svg:x2="19.964cm" svg:y2="9.589cm"><text:p/></draw:line></text:p>
      <text:p text:style-name="P16"><draw:custom-shape text:anchor-type="paragraph" draw:z-index="2" draw:name="Forma1" draw:style-name="gr8" draw:text-style-name="P20" svg:width="0.673cm" svg:height="2.871cm" svg:x="5.909cm" svg:y="0.16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1"><text:s text:c="10"/><text:span text:style-name="T22">A9</text:span><text:span text:style-name="T21"> <text:s text:c="11"/></text:span><text:span text:style-name="T22">Bm7</text:span></text:p>
      <text:p text:style-name="P12"><draw:line text:anchor-type="paragraph" draw:z-index="6" draw:name="Forma4" draw:style-name="gr6" draw:text-style-name="P22" svg:x1="-0.402cm" svg:y1="7.179cm" svg:x2="-0.383cm" svg:y2="0.099cm"><text:p/></draw:line><draw:line text:anchor-type="paragraph" draw:z-index="7" draw:name="Forma5" draw:style-name="gr5" draw:text-style-name="P21" svg:x1="-0.402cm" svg:y1="0.099cm" svg:x2="0.027cm" svg:y2="0.152cm"><text:p/></draw:line>Eu procurei em outro lugar </text:p>
      <text:p text:style-name="P11"><draw:custom-shape text:anchor-type="char" draw:z-index="3" draw:style-name="gr3" draw:text-style-name="P19" svg:width="0.622cm" svg:height="0.44cm" svg:x="6.798cm" svg:y="0.134cm"><text:p text:style-name="P18"><text:span text:style-name="T23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1"/><text:span text:style-name="T22">F#m7</text:span></text:p>
      <text:p text:style-name="P12">Em outras pessoas </text:p>
      <text:p text:style-name="P11"><text:s text:c="7"/><text:span text:style-name="T22">E4</text:span></text:p>
      <text:p text:style-name="P12">Em tantas coisas </text:p>
      <text:p text:style-name="P15"/>
      <text:p text:style-name="P16"><text:span text:style-name="T17"/></text:p>
      <text:p text:style-name="P16"/>
      <text:p text:style-name="P11"><text:s text:c="11"/><text:span text:style-name="T22">D9</text:span><text:span text:style-name="T21"> <text:s text:c="11"/></text:span><text:span text:style-name="T22">Bm7</text:span></text:p>
      <text:p text:style-name="P12">Mas descobri seu rio em mim</text:p>
      <text:p text:style-name="P11"><text:s text:c="11"/><text:span text:style-name="T22">F#m7</text:span><text:span text:style-name="T21"> <text:s text:c="7"/></text:span><text:span text:style-name="T22">E4</text:span></text:p>
      <text:p text:style-name="P12">E transbordei do Teu amor</text:p>
      <text:p text:style-name="P16"/>
      <text:p text:style-name="P12"><draw:custom-shape text:anchor-type="paragraph" draw:z-index="4" draw:name="Forma2" draw:style-name="gr7" draw:text-style-name="P23" svg:width="9.118cm" svg:height="1.932cm" svg:x="-0.157cm" svg:y="0.273cm"><text:p/><draw:enhanced-geometry svg:viewBox="0 0 21600 21600" draw:type="rectangle" draw:enhanced-path="M 0 0 L 21600 0 21600 21600 0 21600 0 0 Z N"/></draw:custom-shape></text:p>
      <text:p text:style-name="P16"><text:span text:style-name="T7"><text:s text:c="9"/></text:span><text:span text:style-name="T15">D9</text:span><text:span text:style-name="T17"> <text:s text:c="19"/></text:span><text:span text:style-name="T15">A9</text:span></text:p>
      <text:p text:style-name="P12"><draw:custom-shape text:anchor-type="char" draw:z-index="5" draw:style-name="gr3" draw:text-style-name="P19" svg:width="0.622cm" svg:height="0.44cm" svg:x="9.241cm" svg:y="0.183cm"><text:p text:style-name="P18"><text:span text:style-name="T23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into fluir teu rio de vida aqui, ô ô ô</text:p>
      <text:p text:style-name="P11"><text:s text:c="9"/><text:span text:style-name="T22">D9</text:span><text:span text:style-name="T21"> <text:s text:c="19"/></text:span><text:span text:style-name="T22">A9</text:span></text:p>
      <text:p text:style-name="P12">Sinto fluir teu rio de vida aqui</text:p>
      <text:p text:style-name="P17"/>
      <text:p text:style-name="P13"><text:span text:style-name="T17"/></text:p>
      <text:p text:style-name="P16"><draw:custom-shape text:anchor-type="paragraph" draw:z-index="8" draw:name="Forma1" draw:style-name="gr4" draw:text-style-name="P20" svg:width="0.673cm" svg:height="3.446cm" svg:x="6.235cm" svg:y="0.04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7"><text:s text:c="12"/></text:span><text:span text:style-name="T15">D9</text:span></text:p>
      <text:p text:style-name="P12">Eu quero beber de tuas águas </text:p>
      <text:p text:style-name="P11"><text:s text:c="12"/><text:span text:style-name="T22">Bm7</text:span></text:p>
      <text:p text:style-name="P12"><draw:custom-shape text:anchor-type="char" draw:z-index="9" draw:style-name="gr3" draw:text-style-name="P19" svg:width="0.622cm" svg:height="0.44cm" svg:x="7.207cm" svg:y="0.235cm"><text:p text:style-name="P18"><text:span text:style-name="T23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u quero beber da tua fonte </text:p>
      <text:p text:style-name="P11"><text:s text:c="11"/><text:span text:style-name="T22">A9</text:span></text:p>
      <text:p text:style-name="P12">Vou mergulhar no teu rio </text:p>
      <text:p text:style-name="P11"><text:s text:c="11"/><text:span text:style-name="T22">E4</text:span></text:p>
      <text:p text:style-name="P12">Vou mergulhar no teu rio</text:p>
      <text:p text:style-name="P12"/>
      <text:p text:style-name="P12"/>
      <text:p text:style-name="P12"><draw:custom-shape text:anchor-type="char" draw:z-index="10" draw:style-name="gr2" draw:text-style-name="P19" svg:width="1.775cm" svg:height="0.548cm" svg:x="-0.018cm" svg:y="0.072cm"><text:p text:style-name="P18"><text:span text:style-name="T23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4"/>
      <text:p text:style-name="P6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6-08T14:08:51.575000000</dc:date>
    <meta:editing-cycles>58</meta:editing-cycles>
    <meta:editing-duration>P1DT6H36M58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26" meta:word-count="88" meta:character-count="568" meta:non-whitespace-character-count="3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